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7.8999996185303pt" style:font-size-asian="18pt" style:font-size-complex="18pt"/>
    </style:style>
    <style:style style:name="P3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5.597cm" svg:height="1.396cm" svg:x="5.11cm" svg:y="0.464cm">
          <text:p text:style-name="P1"><text:span text:style-name="T1">version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5.597cm" svg:height="1.396cm" svg:x="5.11cm" svg:y="12.103cm">
          <text:p text:style-name="P1"><text:span text:style-name="T1">user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5.597cm" svg:height="1.397cm" svg:x="5.11cm" svg:y="4.653cm">
          <text:p text:style-name="P1"><text:span text:style-name="T1">ra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5.597cm" svg:height="1.396cm" svg:x="5.11cm" svg:y="2.326cm">
          <text:p text:style-name="P1"><text:span text:style-name="T1">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597cm" svg:height="1.396cm" svg:x="14.903cm" svg:y="2.792cm">
          <text:p text:style-name="P1"><text:span text:style-name="T1">data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5.597cm" svg:height="1.397cm" svg:x="14.903cm" svg:y="4.653cm">
          <text:p text:style-name="P1"><text:span text:style-name="T1">config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5.597cm" svg:height="1.396cm" svg:x="14.903cm" svg:y="6.516cm">
          <text:p text:style-name="P1"><text:span text:style-name="T1">log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5.597cm" svg:height="1.397cm" svg:x="14.903cm" svg:y="8.378cm">
          <text:p text:style-name="P1"><text:span text:style-name="T1">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5.597cm" svg:height="1.396cm" svg:x="14.903cm" svg:y="10.24cm">
          <text:p text:style-name="P1"><text:span text:style-name="T1">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.597cm" svg:height="1.396cm" svg:x="5.11cm" svg:y="9.309cm">
          <text:p text:style-name="P1"><text:span text:style-name="T1">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0.707cm" svg:y1="5.352cm" svg:x2="14.903cm" svg:y2="3.49cm" draw:start-shape="id1" draw:start-glue-point="7" draw:end-shape="id2" draw:end-glue-point="5" svg:d="m10707 5352h2098v-1862h2098">
          <text:p/>
        </draw:connector>
        <draw:connector draw:style-name="gr2" draw:text-style-name="P3" draw:layer="layout" svg:x1="10.707cm" svg:y1="5.352cm" svg:x2="14.903cm" svg:y2="5.352cm" draw:start-shape="id1" draw:start-glue-point="7" draw:end-shape="id3" draw:end-glue-point="5" svg:d="m10707 5352h4196">
          <text:p/>
        </draw:connector>
        <draw:connector draw:style-name="gr2" draw:text-style-name="P3" draw:layer="layout" svg:x1="10.707cm" svg:y1="5.352cm" svg:x2="14.903cm" svg:y2="7.214cm" draw:start-shape="id1" draw:start-glue-point="7" draw:end-shape="id4" svg:d="m10707 5352h2098v1862h2098">
          <text:p/>
        </draw:connector>
        <draw:connector draw:style-name="gr2" draw:text-style-name="P3" draw:layer="layout" svg:x1="10.707cm" svg:y1="10.007cm" svg:x2="14.903cm" svg:y2="9.077cm" draw:start-shape="id5" draw:start-glue-point="7" draw:end-shape="id6" draw:end-glue-point="5" svg:d="m10707 10007h2098v-930h2098">
          <text:p/>
        </draw:connector>
        <draw:connector draw:style-name="gr2" draw:text-style-name="P3" draw:layer="layout" svg:x1="10.707cm" svg:y1="10.007cm" svg:x2="14.903cm" svg:y2="10.938cm" draw:start-shape="id5" draw:start-glue-point="7" draw:end-shape="id7" draw:end-glue-point="5" svg:d="m10707 10007h2098v931h2098">
          <text:p/>
        </draw:connector>
        <draw:rect draw:style-name="gr3" draw:text-style-name="P2" xml:id="id8" draw:id="id8" draw:layer="layout" svg:width="13.036cm" svg:height="2.332cm" draw:transform="rotate (1.5707963267946) translate (0.448cm 13.5cm)">
          <text:p text:style-name="P1"><text:span text:style-name="T1">MyFile.oeit</text:span></text:p>
        </draw:rect>
        <draw:connector draw:style-name="gr2" draw:text-style-name="P3" draw:layer="layout" svg:x1="2.78cm" svg:y1="6.982cm" svg:x2="5.11cm" svg:y2="12.801cm" draw:start-shape="id8" draw:start-glue-point="2" draw:end-shape="id9" draw:end-glue-point="5" svg:d="m2780 6982h1165v5819h1165">
          <text:p/>
        </draw:connector>
        <draw:connector draw:style-name="gr2" draw:text-style-name="P3" draw:layer="layout" svg:x1="2.78cm" svg:y1="6.982cm" svg:x2="5.11cm" svg:y2="10.007cm" draw:start-shape="id8" draw:start-glue-point="2" draw:end-shape="id5" draw:end-glue-point="5" svg:d="m2780 6982h1165v3025h1165">
          <text:p/>
        </draw:connector>
        <draw:connector draw:style-name="gr2" draw:text-style-name="P3" draw:layer="layout" svg:x1="2.78cm" svg:y1="6.982cm" svg:x2="5.11cm" svg:y2="5.352cm" draw:start-shape="id8" draw:start-glue-point="2" draw:end-shape="id1" draw:end-glue-point="5" svg:d="m2780 6982h1165v-1630h1165">
          <text:p/>
        </draw:connector>
        <draw:connector draw:style-name="gr2" draw:text-style-name="P3" draw:layer="layout" svg:x1="2.78cm" svg:y1="6.982cm" svg:x2="5.11cm" svg:y2="3.024cm" draw:start-shape="id8" draw:start-glue-point="2" draw:end-shape="id10" draw:end-glue-point="5" svg:d="m2780 6982h1165v-3958h1165">
          <text:p/>
        </draw:connector>
        <draw:connector draw:style-name="gr2" draw:text-style-name="P3" draw:layer="layout" svg:x1="2.78cm" svg:y1="6.982cm" svg:x2="5.11cm" svg:y2="1.162cm" draw:start-shape="id8" draw:start-glue-point="2" draw:end-shape="id11" draw:end-glue-point="5" svg:d="m2780 6982h1165v-5820h1165">
          <text:p/>
        </draw:connector>
        <draw:frame draw:style-name="gr4" draw:layer="layout" svg:width="9cm" svg:height="1cm" svg:x="0cm" svg:y="18.7cm">
          <draw:text-box>
            <text:p>* recommended structure</text:p>
          </draw:text-box>
        </draw:frame>
        <draw:custom-shape draw:style-name="gr1" draw:text-style-name="P2" xml:id="id12" draw:id="id12" draw:layer="layout" svg:width="5.597cm" svg:height="1.396cm" svg:x="14.903cm" svg:y="12.104cm">
          <text:p text:style-name="P1"><text:span text:style-name="T1">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0.246cm" svg:x1="10.707cm" svg:y1="10.008cm" svg:x2="14.903cm" svg:y2="12.802cm" draw:end-shape="id12" draw:end-glue-point="5" svg:d="m10707 10008h2093v2794h2103">
          <text:p/>
        </draw:connector>
        <draw:custom-shape draw:style-name="gr1" draw:text-style-name="P2" xml:id="id13" draw:id="id13" draw:layer="layout" svg:width="5.597cm" svg:height="1.396cm" svg:x="5.111cm" svg:y="14.5cm">
          <text:p text:style-name="P1"><text:span text:style-name="T1">auxiliary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5.597cm" svg:height="1.397cm" svg:x="14.903cm" svg:y="14cm">
          <text:p text:style-name="P1"><text:span text:style-name="T1">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5.597cm" svg:height="1.396cm" svg:x="14.903cm" svg:y="15.862cm">
          <text:p text:style-name="P1"><text:span text:style-name="T1">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6" draw:id="id16" draw:layer="layout" svg:width="5.597cm" svg:height="1.396cm" svg:x="14.903cm" svg:y="17.726cm">
          <text:p text:style-name="P1"><text:span text:style-name="T1">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2.78cm" svg:y1="6.982cm" svg:x2="5.111cm" svg:y2="15.198cm" draw:start-shape="id8" draw:start-glue-point="2" draw:end-shape="id13" draw:end-glue-point="5" svg:d="m2780 6982h1165v8216h1166">
          <text:p/>
        </draw:connector>
        <draw:connector draw:style-name="gr2" draw:text-style-name="P3" draw:layer="layout" svg:x1="10.708cm" svg:y1="15.198cm" svg:x2="14.903cm" svg:y2="14.699cm" draw:start-shape="id13" draw:start-glue-point="7" draw:end-shape="id14" draw:end-glue-point="5" svg:d="m10708 15198h2097v-499h2098">
          <text:p/>
        </draw:connector>
        <draw:connector draw:style-name="gr2" draw:text-style-name="P3" draw:layer="layout" svg:x1="10.708cm" svg:y1="15.198cm" svg:x2="14.903cm" svg:y2="16.56cm" draw:start-shape="id13" draw:end-shape="id15" draw:end-glue-point="5" svg:d="m10708 15198h2097v1362h2098">
          <text:p/>
        </draw:connector>
        <draw:connector draw:style-name="gr2" draw:text-style-name="P3" draw:layer="layout" svg:x1="10.708cm" svg:y1="15.198cm" svg:x2="14.903cm" svg:y2="18.424cm" draw:start-shape="id13" draw:start-glue-point="7" draw:end-shape="id16" draw:end-glue-point="5" svg:d="m10708 15198h2097v3226h20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1M3S</meta:editing-duration>
    <meta:editing-cycles>5</meta:editing-cycles>
    <meta:generator>OpenOffice.org/3.3$Win32 OpenOffice.org_project/330m20$Build-9567</meta:generator>
    <dc:date>2013-02-22T17:19:11.68</dc:date>
    <meta:document-statistic meta:object-count="32"/>
  </office:meta>
</office:document-meta>
</file>